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3.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ce2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visibility="collapse" table:number-columns-repeated="5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Forecast</text:p>
          </table:table-cell>
          <table:table-cell table:style-name="Default" office:value-type="string">
            <text:p>Section</text:p>
          </table:table-cell>
          <table:table-cell table:style-name="Default" office:value-type="string">
            <text:p>Field</text:p>
          </table:table-cell>
          <table:table-cell table:style-name="Default" office:value-type="string">
            <text:p>Index</text:p>
          </table:table-cell>
          <table:table-cell office:value-type="string">
            <text:p>TTime</text:p>
          </table:table-cell>
          <table:table-cell office:value-type="string">
            <text:p>Direction</text:p>
          </table:table-cell>
          <table:table-cell office:value-type="string">
            <text:p>LowSpeed</text:p>
          </table:table-cell>
          <table:table-cell office:value-type="string">
            <text:p>HighSpeed</text:p>
          </table:table-cell>
          <table:table-cell office:value-type="string">
            <text:p>Mainly</text:p>
          </table:table-cell>
          <table:table-cell office:value-type="string">
            <text:p>Occasionally</text:p>
          </table:table-cell>
          <table:table-cell office:value-type="string">
            <text:p>ForaTime</text:p>
          </table:table-cell>
          <table:table-cell office:value-type="string">
            <text:p>Gusts</text:p>
          </table:table-cell>
          <table:table-cell office:value-type="string">
            <text:p>Showers</text:p>
          </table:table-cell>
          <table:table-cell office:value-type="string">
            <text:p>ChangeAdv</text:p>
          </table:table-cell>
          <table:table-cell table:style-name="ce1" office:value-type="string">
            <text:p>ChangeVerb</text:p>
          </table:table-cell>
          <table:table-cell office:value-type="string">
            <text:p>EllidedVerb</text:p>
          </table:table-cell>
          <table:table-cell table:style-name="ce1" office:value-type="string">
            <text:p>TimePhrase</text:p>
          </table:table-cell>
          <table:table-cell office:value-type="string">
            <text:p>Connective</text:p>
          </table:table-cell>
          <table:table-cell office:value-type="string">
            <text:p>StartPos</text:p>
          </table:table-cell>
          <table:table-cell office:value-type="string">
            <text:p>GustSpeed</text:p>
          </table:table-cell>
        </table:table-row>
        <table:table-row table:style-name="ro1">
          <table:table-cell/>
          <table:table-cell office:value-type="string">
            <text:p>10Apr2002_14.prn</text:p>
          </table:table-cell>
          <table:table-cell office:value-type="string">
            <text:p>2</text:p>
          </table:table-cell>
          <table:table-cell table:style-name="Default" office:value-type="string">
            <text:p>wind10M</text:p>
          </table:table-cell>
          <table:table-cell table:style-name="Default" office:value-type="float" office:value="0">
            <text:p>0</text:p>
          </table:table-cell>
          <table:table-cell table:style-name="ce3" office:value-type="float" office:value="15">
            <text:p>15</text:p>
          </table:table-cell>
          <table:table-cell office:value-type="float" office:value="225">
            <text:p>22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/>
          <table:table-cell table:style-name="ce1"/>
          <table:table-cell office:value-type="float" office:value="0">
            <text:p>0</text:p>
          </table:table-cell>
          <table:table-cell table:style-name="ce1"/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10Apr2002_14.prn</text:p>
          </table:table-cell>
          <table:table-cell office:value-type="string">
            <text:p>2</text:p>
          </table:table-cell>
          <table:table-cell table:style-name="Default" office:value-type="string">
            <text:p>wind10M</text:p>
          </table:table-cell>
          <table:table-cell table:style-name="Default" office:value-type="float" office:value="1">
            <text:p>1</text:p>
          </table:table-cell>
          <table:table-cell table:style-name="ce1" office:value-type="float" office:value="24">
            <text:p>24</text:p>
          </table:table-cell>
          <table:table-cell office:value-type="float" office:value="247.5">
            <text:p>247.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/>
          <table:table-cell table:style-name="ce1" office:value-type="string">
            <text:p>veering</text:p>
          </table:table-cell>
          <table:table-cell office:value-type="float" office:value="0">
            <text:p>0</text:p>
          </table:table-cell>
          <table:table-cell table:style-name="ce1" office:value-type="string">
            <text:p>by midnight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10Apr2002_14.prn</text:p>
          </table:table-cell>
          <table:table-cell office:value-type="string">
            <text:p>2</text:p>
          </table:table-cell>
          <table:table-cell table:style-name="Default" office:value-type="string">
            <text:p>wind10M</text:p>
          </table:table-cell>
          <table:table-cell table:style-name="Default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office:value-type="float" office:value="180">
            <text:p>18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/>
          <table:table-cell table:style-name="ce1" office:value-type="string">
            <text:p>backing</text:p>
          </table:table-cell>
          <table:table-cell office:value-type="float" office:value="0">
            <text:p>0</text:p>
          </table:table-cell>
          <table:table-cell table:style-name="ce1" office:value-type="string">
            <text:p>by morning</text:p>
          </table:table-cell>
          <table:table-cell office:value-type="string">
            <text:p>, then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10Apr2002_14.prn</text:p>
          </table:table-cell>
          <table:table-cell office:value-type="string">
            <text:p>3</text:p>
          </table:table-cell>
          <table:table-cell table:style-name="Default" office:value-type="string">
            <text:p>wind10M</text:p>
          </table:table-cell>
          <table:table-cell table:style-name="Default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office:value-type="float" office:value="180">
            <text:p>18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/>
          <table:table-cell table:style-name="ce1"/>
          <table:table-cell office:value-type="float" office:value="0">
            <text:p>0</text:p>
          </table:table-cell>
          <table:table-cell table:style-name="ce1"/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10Apr2002_14.prn</text:p>
          </table:table-cell>
          <table:table-cell office:value-type="string">
            <text:p>3</text:p>
          </table:table-cell>
          <table:table-cell table:style-name="Default" office:value-type="string">
            <text:p>wind10M</text:p>
          </table:table-cell>
          <table:table-cell table:style-name="Default" office:value-type="float" office:value="1">
            <text:p>1</text:p>
          </table:table-cell>
          <table:table-cell table:style-name="ce1" office:value-type="float" office:value="12">
            <text:p>12</text:p>
          </table:table-cell>
          <table:table-cell office:value-type="float" office:value="180">
            <text:p>18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/>
          <table:table-cell table:style-name="ce1" office:value-type="string">
            <text:p>freshening</text:p>
          </table:table-cell>
          <table:table-cell office:value-type="float" office:value="0">
            <text:p>0</text:p>
          </table:table-cell>
          <table:table-cell table:style-name="ce1" office:value-type="string">
            <text:p>by midday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10Apr2002_14.prn</text:p>
          </table:table-cell>
          <table:table-cell office:value-type="string">
            <text:p>3</text:p>
          </table:table-cell>
          <table:table-cell table:style-name="Default" office:value-type="string">
            <text:p>wind10M</text:p>
          </table:table-cell>
          <table:table-cell table:style-name="Default" office:value-type="float" office:value="2">
            <text:p>2</text:p>
          </table:table-cell>
          <table:table-cell table:style-name="ce1" office:value-type="float" office:value="18">
            <text:p>18</text:p>
          </table:table-cell>
          <table:table-cell office:value-type="float" office:value="247.5">
            <text:p>247.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/>
          <table:table-cell table:style-name="ce1" office:value-type="string">
            <text:p>veering</text:p>
          </table:table-cell>
          <table:table-cell office:value-type="float" office:value="0">
            <text:p>0</text:p>
          </table:table-cell>
          <table:table-cell table:style-name="ce1" office:value-type="string">
            <text:p>by evening</text:p>
          </table:table-cell>
          <table:table-cell office:value-type="string">
            <text:p>, then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10Apr2002_14.prn</text:p>
          </table:table-cell>
          <table:table-cell office:value-type="string">
            <text:p>3</text:p>
          </table:table-cell>
          <table:table-cell table:style-name="Default" office:value-type="string">
            <text:p>wind10M</text:p>
          </table:table-cell>
          <table:table-cell table:style-name="Default" office:value-type="float" office:value="3">
            <text:p>3</text:p>
          </table:table-cell>
          <table:table-cell table:style-name="ce1" office:value-type="float" office:value="24">
            <text:p>24</text:p>
          </table:table-cell>
          <table:table-cell office:value-type="float" office:value="315">
            <text:p>3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/>
          <table:table-cell table:style-name="ce1" office:value-type="string">
            <text:p>veering</text:p>
          </table:table-cell>
          <table:table-cell office:value-type="float" office:value="1">
            <text:p>1</text:p>
          </table:table-cell>
          <table:table-cell table:style-name="ce1" office:value-type="string">
            <text:p>later</text:p>
          </table:table-cell>
          <table:table-cell office:value-type="string">
            <text:p>, and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/>
          <table:table-cell office:value-type="string">
            <text:p>10Apr2002_14.prn</text:p>
          </table:table-cell>
          <table:table-cell office:value-type="string">
            <text:p>4</text:p>
          </table:table-cell>
          <table:table-cell table:style-name="Default" office:value-type="string">
            <text:p>wind10M</text:p>
          </table:table-cell>
          <table:table-cell table:style-name="Default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315">
            <text:p>3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/>
          <table:table-cell table:style-name="ce1"/>
          <table:table-cell office:value-type="float" office:value="0">
            <text:p>0</text:p>
          </table:table-cell>
          <table:table-cell table:style-name="ce1"/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10Apr2002_14.prn</text:p>
          </table:table-cell>
          <table:table-cell office:value-type="string">
            <text:p>4</text:p>
          </table:table-cell>
          <table:table-cell table:style-name="Default" office:value-type="string">
            <text:p>wind10M</text:p>
          </table:table-cell>
          <table:table-cell table:style-name="Default" office:value-type="float" office:value="1">
            <text:p>1</text:p>
          </table:table-cell>
          <table:table-cell table:style-name="ce1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1" office:value-type="string">
            <text:p>veering</text:p>
          </table:table-cell>
          <table:table-cell office:value-type="float" office:value="0">
            <text:p>0</text:p>
          </table:table-cell>
          <table:table-cell table:style-name="ce1" office:value-type="string">
            <text:p>by midday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</table:table-row>
        <table:table-row table:style-name="ro1">
          <table:table-cell/>
          <table:table-cell office:value-type="string">
            <text:p>10Apr2002_14.prn</text:p>
          </table:table-cell>
          <table:table-cell office:value-type="string">
            <text:p>4</text:p>
          </table:table-cell>
          <table:table-cell table:style-name="Default" office:value-type="string">
            <text:p>wind10M</text:p>
          </table:table-cell>
          <table:table-cell table:style-name="Default" office:value-type="float" office:value="2">
            <text:p>2</text:p>
          </table:table-cell>
          <table:table-cell table:style-name="ce1"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/>
          <table:table-cell table:style-name="ce1" office:value-type="string">
            <text:p>decreasing</text:p>
          </table:table-cell>
          <table:table-cell office:value-type="float" office:value="0">
            <text:p>0</text:p>
          </table:table-cell>
          <table:table-cell table:style-name="ce1" office:value-type="string">
            <text:p>by midnight</text:p>
          </table:table-cell>
          <table:table-cell office:value-type="string">
            <text:p>, then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"/>
          <table:table-cell table:number-columns-repeated="15"/>
        </table:table-row>
        <table:table-row table:style-name="ro1">
          <table:table-cell/>
          <table:table-cell table:style-name="ce1" office:value-type="string">
            <text:p>filename</text:p>
          </table:table-cell>
          <table:table-cell table:style-name="ce1" office:value-type="string">
            <text:p>ftime</text:p>
          </table:table-cell>
          <table:table-cell table:style-name="ce1"/>
          <table:table-cell table:style-name="ce1" office:value-type="string">
            <text:p>timetext</text:p>
          </table:table-cell>
          <table:table-cell table:style-name="ce1" office:value-type="string">
            <text:p>winddir</text:p>
          </table:table-cell>
          <table:table-cell table:style-name="ce1" office:value-type="string">
            <text:p>windspeed</text:p>
          </table:table-cell>
          <table:table-cell/>
          <table:table-cell table:style-name="ce1" office:value-type="string">
            <text:p>section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0Apr2002_14.tab</text:p>
          </table:table-cell>
          <table:table-cell office:value-type="string">
            <text:p>10/4/2002</text:p>
          </table:table-cell>
          <table:table-cell office:value-type="string">
            <text:p>19:00:00</text:p>
          </table:table-cell>
          <table:table-cell office:value-type="string">
            <text:p>10/18</text:p>
          </table:table-cell>
          <table:table-cell office:value-type="string">
            <text:p>SW</text:p>
          </table:table-cell>
          <table:table-cell office:value-type="float" office:value="18">
            <text:p>18</text:p>
          </table:table-cell>
          <table:table-cell/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0Apr2002_14.tab</text:p>
          </table:table-cell>
          <table:table-cell office:value-type="string">
            <text:p>10/4/2002</text:p>
          </table:table-cell>
          <table:table-cell office:value-type="string">
            <text:p>22:00:00</text:p>
          </table:table-cell>
          <table:table-cell office:value-type="string">
            <text:p>10/21</text:p>
          </table:table-cell>
          <table:table-cell office:value-type="string">
            <text:p>SW</text:p>
          </table:table-cell>
          <table:table-cell office:value-type="float" office:value="16">
            <text:p>16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10Apr2002_14.tab</text:p>
          </table:table-cell>
          <table:table-cell office:value-type="string">
            <text:p>11/4/2002</text:p>
          </table:table-cell>
          <table:table-cell office:value-type="string">
            <text:p>01:00:00</text:p>
          </table:table-cell>
          <table:table-cell office:value-type="string">
            <text:p>11/00</text:p>
          </table:table-cell>
          <table:table-cell office:value-type="string">
            <text:p>WSW</text:p>
          </table:table-cell>
          <table:table-cell table:style-name="ce3" office:value-type="float" office:value="12">
            <text:p>12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10Apr2002_14.tab</text:p>
          </table:table-cell>
          <table:table-cell office:value-type="string">
            <text:p>11/4/2002</text:p>
          </table:table-cell>
          <table:table-cell office:value-type="string">
            <text:p>04:00:00</text:p>
          </table:table-cell>
          <table:table-cell office:value-type="string">
            <text:p>11/03</text:p>
          </table:table-cell>
          <table:table-cell office:value-type="string">
            <text:p>SW</text:p>
          </table:table-cell>
          <table:table-cell office:value-type="float" office:value="11">
            <text:p>11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10Apr2002_14.tab</text:p>
          </table:table-cell>
          <table:table-cell office:value-type="string">
            <text:p>11/4/2002</text:p>
          </table:table-cell>
          <table:table-cell office:value-type="string">
            <text:p>07:00:00</text:p>
          </table:table-cell>
          <table:table-cell office:value-type="string">
            <text:p>11/06</text:p>
          </table:table-cell>
          <table:table-cell office:value-type="string">
            <text:p>S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backing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10Apr2002_14.tab</text:p>
          </table:table-cell>
          <table:table-cell office:value-type="string">
            <text:p>11/4/2002</text:p>
          </table:table-cell>
          <table:table-cell office:value-type="string">
            <text:p>10:00:00</text:p>
          </table:table-cell>
          <table:table-cell office:value-type="string">
            <text:p>11/09</text:p>
          </table:table-cell>
          <table:table-cell office:value-type="string">
            <text:p>S</text:p>
          </table:table-cell>
          <table:table-cell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0Apr2002_14.tab</text:p>
          </table:table-cell>
          <table:table-cell office:value-type="string">
            <text:p>11/4/2002</text:p>
          </table:table-cell>
          <table:table-cell office:value-type="string">
            <text:p>13:00:00</text:p>
          </table:table-cell>
          <table:table-cell office:value-type="string">
            <text:p>11/12</text:p>
          </table:table-cell>
          <table:table-cell office:value-type="string">
            <text:p>S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freshening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10Apr2002_14.tab</text:p>
          </table:table-cell>
          <table:table-cell office:value-type="string">
            <text:p>11/4/2002</text:p>
          </table:table-cell>
          <table:table-cell office:value-type="string">
            <text:p>16:00:00</text:p>
          </table:table-cell>
          <table:table-cell office:value-type="string">
            <text:p>11/15</text:p>
          </table:table-cell>
          <table:table-cell office:value-type="string">
            <text:p>SSW</text:p>
          </table:table-cell>
          <table:table-cell office:value-type="float" office:value="10">
            <text:p>1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10Apr2002_14.tab</text:p>
          </table:table-cell>
          <table:table-cell office:value-type="string">
            <text:p>11/4/2002</text:p>
          </table:table-cell>
          <table:table-cell office:value-type="string">
            <text:p>19:00:00</text:p>
          </table:table-cell>
          <table:table-cell office:value-type="string">
            <text:p>11/18</text:p>
          </table:table-cell>
          <table:table-cell office:value-type="string">
            <text:p>WSW</text:p>
          </table:table-cell>
          <table:table-cell office:value-type="float" office:value="9">
            <text:p>9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10Apr2002_14.tab</text:p>
          </table:table-cell>
          <table:table-cell office:value-type="string">
            <text:p>11/4/2002</text:p>
          </table:table-cell>
          <table:table-cell office:value-type="string">
            <text:p>22:00:00</text:p>
          </table:table-cell>
          <table:table-cell office:value-type="string">
            <text:p>11/21</text:p>
          </table:table-cell>
          <table:table-cell office:value-type="string">
            <text:p>NW</text:p>
          </table:table-cell>
          <table:table-cell office:value-type="float" office:value="8">
            <text:p>8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10Apr2002_14.tab</text:p>
          </table:table-cell>
          <table:table-cell office:value-type="string">
            <text:p>12/4/2002</text:p>
          </table:table-cell>
          <table:table-cell office:value-type="string">
            <text:p>01:00:00</text:p>
          </table:table-cell>
          <table:table-cell office:value-type="string">
            <text:p>12/00</text:p>
          </table:table-cell>
          <table:table-cell office:value-type="string">
            <text:p>NW</text:p>
          </table:table-cell>
          <table:table-cell office:value-type="float" office:value="14">
            <text:p>14</text:p>
          </table:table-cell>
          <table:table-cell/>
          <table:table-cell office:value-type="float" office:value="4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0Apr2002_14.tab</text:p>
          </table:table-cell>
          <table:table-cell office:value-type="string">
            <text:p>12/4/2002</text:p>
          </table:table-cell>
          <table:table-cell office:value-type="string">
            <text:p>04:00:00</text:p>
          </table:table-cell>
          <table:table-cell office:value-type="string">
            <text:p>12/03</text:p>
          </table:table-cell>
          <table:table-cell office:value-type="string">
            <text:p>NNW</text:p>
          </table:table-cell>
          <table:table-cell office:value-type="float" office:value="14">
            <text:p>14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10Apr2002_14.tab</text:p>
          </table:table-cell>
          <table:table-cell office:value-type="string">
            <text:p>12/4/2002</text:p>
          </table:table-cell>
          <table:table-cell office:value-type="string">
            <text:p>07:00:00</text:p>
          </table:table-cell>
          <table:table-cell office:value-type="string">
            <text:p>12/06</text:p>
          </table:table-cell>
          <table:table-cell office:value-type="string">
            <text:p>N</text:p>
          </table:table-cell>
          <table:table-cell table:style-name="ce3" office:value-type="float" office:value="14">
            <text:p>14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10Apr2002_14.tab</text:p>
          </table:table-cell>
          <table:table-cell office:value-type="string">
            <text:p>12/4/2002</text:p>
          </table:table-cell>
          <table:table-cell office:value-type="string">
            <text:p>10:00:00</text:p>
          </table:table-cell>
          <table:table-cell office:value-type="string">
            <text:p>12/09</text:p>
          </table:table-cell>
          <table:table-cell office:value-type="string">
            <text:p>N</text:p>
          </table:table-cell>
          <table:table-cell office:value-type="float" office:value="14">
            <text:p>14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10Apr2002_14.tab</text:p>
          </table:table-cell>
          <table:table-cell office:value-type="string">
            <text:p>12/4/2002</text:p>
          </table:table-cell>
          <table:table-cell office:value-type="string">
            <text:p>13:00:00</text:p>
          </table:table-cell>
          <table:table-cell office:value-type="string">
            <text:p>12/12</text:p>
          </table:table-cell>
          <table:table-cell office:value-type="string">
            <text:p>N</text:p>
          </table:table-cell>
          <table:table-cell table:style-name="ce3" office:value-type="float" office:value="15">
            <text:p>15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10Apr2002_14.tab</text:p>
          </table:table-cell>
          <table:table-cell office:value-type="string">
            <text:p>12/4/2002</text:p>
          </table:table-cell>
          <table:table-cell office:value-type="string">
            <text:p>16:00:00</text:p>
          </table:table-cell>
          <table:table-cell office:value-type="string">
            <text:p>12/15</text:p>
          </table:table-cell>
          <table:table-cell office:value-type="string">
            <text:p>N</text:p>
          </table:table-cell>
          <table:table-cell office:value-type="float" office:value="14">
            <text:p>14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10Apr2002_14.tab</text:p>
          </table:table-cell>
          <table:table-cell office:value-type="string">
            <text:p>12/4/2002</text:p>
          </table:table-cell>
          <table:table-cell office:value-type="string">
            <text:p>19:00:00</text:p>
          </table:table-cell>
          <table:table-cell office:value-type="string">
            <text:p>12/18</text:p>
          </table:table-cell>
          <table:table-cell office:value-type="string">
            <text:p>N</text:p>
          </table:table-cell>
          <table:table-cell table:style-name="ce3" office:value-type="float" office:value="12">
            <text:p>12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10Apr2002_14.tab</text:p>
          </table:table-cell>
          <table:table-cell office:value-type="string">
            <text:p>12/4/2002</text:p>
          </table:table-cell>
          <table:table-cell office:value-type="string">
            <text:p>22:00:00</text:p>
          </table:table-cell>
          <table:table-cell office:value-type="string">
            <text:p>12/21</text:p>
          </table:table-cell>
          <table:table-cell office:value-type="string">
            <text:p>N</text:p>
          </table:table-cell>
          <table:table-cell office:value-type="float" office:value="10">
            <text:p>1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10Apr2002_14.tab</text:p>
          </table:table-cell>
          <table:table-cell office:value-type="string">
            <text:p>13/4/2002</text:p>
          </table:table-cell>
          <table:table-cell office:value-type="string">
            <text:p>01:00:00</text:p>
          </table:table-cell>
          <table:table-cell table:style-name="Default" office:value-type="string">
            <text:p>13/00</text:p>
          </table:table-cell>
          <table:table-cell office:value-type="string">
            <text:p>N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decreasing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10Apr2002_14.tab</text:p>
          </table:table-cell>
          <table:table-cell office:value-type="string">
            <text:p>13/4/2002</text:p>
          </table:table-cell>
          <table:table-cell office:value-type="string">
            <text:p>04:00:00</text:p>
          </table:table-cell>
          <table:table-cell office:value-type="string">
            <text:p>13/03</text:p>
          </table:table-cell>
          <table:table-cell office:value-type="string">
            <text:p>NNE</text:p>
          </table:table-cell>
          <table:table-cell office:value-type="float" office:value="8">
            <text:p>8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10Apr2002_14.tab</text:p>
          </table:table-cell>
          <table:table-cell office:value-type="string">
            <text:p>13/4/2002</text:p>
          </table:table-cell>
          <table:table-cell office:value-type="string">
            <text:p>07:00:00</text:p>
          </table:table-cell>
          <table:table-cell office:value-type="string">
            <text:p>13/06</text:p>
          </table:table-cell>
          <table:table-cell office:value-type="string">
            <text:p>NE</text:p>
          </table:table-cell>
          <table:table-cell office:value-type="float" office:value="8">
            <text:p>8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10Apr2002_14.tab</text:p>
          </table:table-cell>
          <table:table-cell office:value-type="string">
            <text:p>13/4/2002</text:p>
          </table:table-cell>
          <table:table-cell office:value-type="string">
            <text:p>10:00:00</text:p>
          </table:table-cell>
          <table:table-cell office:value-type="string">
            <text:p>13/09</text:p>
          </table:table-cell>
          <table:table-cell office:value-type="string">
            <text:p>NE</text:p>
          </table:table-cell>
          <table:table-cell office:value-type="float" office:value="8">
            <text:p>8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10Apr2002_14.tab</text:p>
          </table:table-cell>
          <table:table-cell office:value-type="string">
            <text:p>13/4/2002</text:p>
          </table:table-cell>
          <table:table-cell office:value-type="string">
            <text:p>13:00:00</text:p>
          </table:table-cell>
          <table:table-cell office:value-type="string">
            <text:p>13/12</text:p>
          </table:table-cell>
          <table:table-cell office:value-type="string">
            <text:p>ENE</text:p>
          </table:table-cell>
          <table:table-cell table:style-name="ce1" office:value-type="float" office:value="7">
            <text:p>7</text:p>
          </table:table-cell>
          <table:table-cell table:number-columns-repeated="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IN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6">16/12/2011</text:date>, <text:time>14:4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ranay </meta:initial-creator>
    <meta:creation-date>2011-12-16T12:10:32</meta:creation-date>
    <dc:date>2011-12-16T14:40:08</dc:date>
    <dc:creator>pranay </dc:creator>
    <meta:editing-duration>PT00H28M01S</meta:editing-duration>
    <meta:editing-cycles>1</meta:editing-cycles>
    <meta:document-statistic meta:table-count="3" meta:cell-count="339" meta:object-count="0"/>
    <meta:generator>OpenOffice.org/3.2$Linux OpenOffice.org_project/320m12$Build-9483</meta:generator>
  </office:meta>
</office:document-meta>
</file>